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E000002B9ACD9021F87D710D1.png" manifest:media-type="image/png"/>
  <manifest:file-entry manifest:full-path="Pictures/10002AB900004AD0000048A77D79B3CF03F6C00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6" style:family="graphic" style:parent-style-name="standard">
      <style:graphic-properties draw:stroke="none" svg:stroke-color="#000000" draw:fill="none" draw:fill-color="#ffffff" fo:min-height="0.712cm"/>
    </style:style>
    <style:style style:name="gr2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font-weight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" draw:text-style-name="P1" draw:layer="layout" svg:width="2.507cm" svg:height="1.469cm" svg:x="10.159cm" svg:y="5.746cm" svg:viewBox="0 0 2508 1470" svg:d="M0 1470c710 0 1823-464 2303-770s0-700-242-700z">
            <text:p/>
          </draw:path>
          <draw:g>
            <draw:polygon draw:style-name="gr2" draw:text-style-name="P2" draw:layer="layout" svg:width="1.454cm" svg:height="3.639cm" svg:x="8.704cm" svg:y="3.576cm" svg:viewBox="0 0 1455 3640" draw:points="0,2800 0,0 1455,840 1455,3640">
              <text:p/>
            </draw:polygon>
            <draw:polygon draw:style-name="gr3" draw:text-style-name="P3" draw:layer="layout" svg:width="2.06cm" svg:height="3.989cm" svg:x="10.159cm" svg:y="3.226cm" svg:viewBox="0 0 2061 3990" draw:points="0,3990 0,1190 2061,0 2061,2800">
              <text:p/>
            </draw:polygon>
            <draw:polygon draw:style-name="gr4" draw:text-style-name="P4" draw:layer="layout" svg:width="3.515cm" svg:height="2.029cm" svg:x="8.704cm" svg:y="2.386cm" svg:viewBox="0 0 3516 2030" draw:points="1455,2030 0,1190 2061,0 3516,840">
              <text:p/>
            </draw:polygon>
            <draw:polygon draw:style-name="gr5" draw:text-style-name="P5" draw:layer="layout" svg:width="3.515cm" svg:height="4.829cm" svg:x="8.704cm" svg:y="2.386cm" svg:viewBox="0 0 3516 4830" draw:points="0,3990 0,1190 2061,0 3516,840 3516,3640 1455,4830">
              <text:p/>
            </draw:polygon>
            <draw:line draw:style-name="gr6" draw:text-style-name="P6" draw:layer="layout" svg:x1="9.916cm" svg:y1="6.516cm" svg:x2="8.946cm" svg:y2="5.956cm">
              <text:p/>
            </draw:line>
            <draw:line draw:style-name="gr7" draw:text-style-name="P6" draw:layer="layout" svg:x1="9.916cm" svg:y1="6.796cm" svg:x2="8.946cm" svg:y2="6.236cm">
              <text:p/>
            </draw:line>
            <draw:line draw:style-name="gr8" draw:text-style-name="P6" draw:layer="layout" svg:x1="9.916cm" svg:y1="6.656cm" svg:x2="8.946cm" svg:y2="6.096cm">
              <text:p/>
            </draw:line>
            <draw:polyline draw:style-name="gr9" draw:text-style-name="P6" draw:layer="layout" svg:width="1.211cm" svg:height="0.839cm" svg:x="8.825cm" svg:y="3.996cm" svg:viewBox="0 0 1212 840" draw:points="1212,840 0,140 0,0">
              <text:p/>
            </draw:polyline>
            <draw:polyline draw:style-name="gr10" draw:text-style-name="P6" draw:layer="layout" svg:width="1.19cm" svg:height="0.842cm" svg:x="8.846cm" svg:y="3.993cm" svg:viewBox="0 0 1191 843" draw:points="1191,843 1191,703 0,0">
              <text:p/>
            </draw:polyline>
            <draw:polygon draw:style-name="gr11" draw:text-style-name="P7" draw:layer="layout" svg:width="0.141cm" svg:height="0.246cm" svg:x="9.274cm" svg:y="5.393cm" svg:viewBox="0 0 142 247" draw:points="0,165 0,0 142,82 142,247">
              <text:p/>
            </draw:polygon>
            <draw:line draw:style-name="gr12" draw:text-style-name="P6" draw:layer="layout" svg:x1="9.916cm" svg:y1="6.376cm" svg:x2="8.946cm" svg:y2="5.816cm">
              <text:p/>
            </draw:line>
          </draw:g>
        </draw:g>
        <draw:g xml:id="id1" draw:id="id1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3" draw:text-style-name="P1" draw:layer="layout" svg:width="2.507cm" svg:height="1.469cm" svg:x="14.621cm" svg:y="11.905cm" svg:viewBox="0 0 2508 1470" svg:d="M0 1470c710 0 1823-464 2303-770s0-700-242-700z">
            <text:p/>
          </draw:path>
          <draw:g>
            <draw:polygon draw:style-name="gr14" draw:text-style-name="P8" draw:layer="layout" svg:width="1.454cm" svg:height="3.639cm" svg:x="13.166cm" svg:y="9.735cm" svg:viewBox="0 0 1455 3640" draw:points="0,2800 0,0 1455,840 1455,3640">
              <text:p/>
            </draw:polygon>
            <draw:polygon draw:style-name="gr15" draw:text-style-name="P9" draw:layer="layout" svg:width="2.06cm" svg:height="3.989cm" svg:x="14.621cm" svg:y="9.385cm" svg:viewBox="0 0 2061 3990" draw:points="0,3990 0,1190 2061,0 2061,2800">
              <text:p/>
            </draw:polygon>
            <draw:polygon draw:style-name="gr16" draw:text-style-name="P10" draw:layer="layout" svg:width="3.515cm" svg:height="2.029cm" svg:x="13.166cm" svg:y="8.545cm" svg:viewBox="0 0 3516 2030" draw:points="1455,2030 0,1190 2061,0 3516,840">
              <text:p/>
            </draw:polygon>
            <draw:polygon draw:style-name="gr17" draw:text-style-name="P5" draw:layer="layout" svg:width="3.515cm" svg:height="4.829cm" svg:x="13.166cm" svg:y="8.545cm" svg:viewBox="0 0 3516 4830" draw:points="0,3990 0,1190 2061,0 3516,840 3516,3640 1455,4830">
              <text:p/>
            </draw:polygon>
            <draw:line draw:style-name="gr18" draw:text-style-name="P6" draw:layer="layout" svg:x1="14.378cm" svg:y1="12.675cm" svg:x2="13.408cm" svg:y2="12.115cm">
              <text:p/>
            </draw:line>
            <draw:line draw:style-name="gr19" draw:text-style-name="P6" draw:layer="layout" svg:x1="14.378cm" svg:y1="12.955cm" svg:x2="13.408cm" svg:y2="12.395cm">
              <text:p/>
            </draw:line>
            <draw:line draw:style-name="gr20" draw:text-style-name="P6" draw:layer="layout" svg:x1="14.378cm" svg:y1="12.815cm" svg:x2="13.408cm" svg:y2="12.255cm">
              <text:p/>
            </draw:line>
            <draw:polyline draw:style-name="gr21" draw:text-style-name="P6" draw:layer="layout" svg:width="1.211cm" svg:height="0.839cm" svg:x="13.287cm" svg:y="10.155cm" svg:viewBox="0 0 1212 840" draw:points="1212,840 0,140 0,0">
              <text:p/>
            </draw:polyline>
            <draw:polyline draw:style-name="gr22" draw:text-style-name="P6" draw:layer="layout" svg:width="1.19cm" svg:height="0.842cm" svg:x="13.308cm" svg:y="10.152cm" svg:viewBox="0 0 1191 843" draw:points="1191,843 1191,703 0,0">
              <text:p/>
            </draw:polyline>
            <draw:polygon draw:style-name="gr23" draw:text-style-name="P7" draw:layer="layout" svg:width="0.141cm" svg:height="0.246cm" svg:x="13.736cm" svg:y="11.552cm" svg:viewBox="0 0 142 247" draw:points="0,165 0,0 142,82 142,247">
              <text:p/>
            </draw:polygon>
            <draw:line draw:style-name="gr24" draw:text-style-name="P6" draw:layer="layout" svg:x1="14.378cm" svg:y1="12.535cm" svg:x2="13.408cm" svg:y2="11.975cm">
              <text:p/>
            </draw:line>
          </draw:g>
        </draw:g>
        <draw:frame draw:style-name="gr25" draw:text-style-name="P11" draw:layer="layout" svg:width="1.459cm" svg:height="1.417cm" svg:x="10.398cm" svg:y="4.556cm">
          <draw:image xlink:href="Pictures/10002AB900004AD0000048A77D79B3CF03F6C005.svg" xlink:type="simple" xlink:show="embed" xlink:actuate="onLoad">
            <text:p/>
          </draw:image>
          <draw:image xlink:href="Pictures/10000201000002CE000002B9ACD9021F87D710D1.png" xlink:type="simple" xlink:show="embed" xlink:actuate="onLoad"/>
        </draw:frame>
        <draw:frame draw:style-name="gr25" draw:text-style-name="P11" draw:layer="layout" svg:width="1.459cm" svg:height="1.417cm" svg:x="14.831cm" svg:y="10.759cm">
          <draw:image xlink:href="Pictures/10002AB900004AD0000048A77D79B3CF03F6C005.svg" xlink:type="simple" xlink:show="embed" xlink:actuate="onLoad">
            <text:p/>
          </draw:image>
          <draw:image xlink:href="Pictures/10000201000002CE000002B9ACD9021F87D710D1.png" xlink:type="simple" xlink:show="embed" xlink:actuate="onLoad"/>
        </draw:frame>
        <draw:frame draw:style-name="gr26" draw:text-style-name="P12" draw:layer="layout" svg:width="2.667cm" svg:height="0.962cm" svg:x="9.636cm" svg:y="1.381cm">
          <draw:text-box>
            <text:p><text:span text:style-name="T1">node1</text:span> </text:p>
          </draw:text-box>
        </draw:frame>
        <draw:frame draw:style-name="gr26" draw:text-style-name="P14" draw:layer="layout" svg:width="2.667cm" svg:height="0.962cm" svg:x="13.815cm" svg:y="13.5cm">
          <draw:text-box>
            <text:p text:style-name="P13"><text:span text:style-name="T1">node3</text:span></text:p>
          </draw:text-box>
        </draw:frame>
        <draw:g xml:id="id3" draw:id="id3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27" draw:text-style-name="P1" draw:layer="layout" svg:width="2.507cm" svg:height="1.469cm" svg:x="5.757cm" svg:y="11.853cm" svg:viewBox="0 0 2508 1470" svg:d="M0 1470c710 0 1823-464 2303-770s0-700-242-700z">
            <text:p/>
          </draw:path>
          <draw:g>
            <draw:polygon draw:style-name="gr28" draw:text-style-name="P8" draw:layer="layout" svg:width="1.454cm" svg:height="3.639cm" svg:x="4.302cm" svg:y="9.683cm" svg:viewBox="0 0 1455 3640" draw:points="0,2800 0,0 1455,840 1455,3640">
              <text:p/>
            </draw:polygon>
            <draw:polygon draw:style-name="gr29" draw:text-style-name="P9" draw:layer="layout" svg:width="2.06cm" svg:height="3.989cm" svg:x="5.757cm" svg:y="9.333cm" svg:viewBox="0 0 2061 3990" draw:points="0,3990 0,1190 2061,0 2061,2800">
              <text:p/>
            </draw:polygon>
            <draw:polygon draw:style-name="gr30" draw:text-style-name="P10" draw:layer="layout" svg:width="3.515cm" svg:height="2.029cm" svg:x="4.302cm" svg:y="8.493cm" svg:viewBox="0 0 3516 2030" draw:points="1455,2030 0,1190 2061,0 3516,840">
              <text:p/>
            </draw:polygon>
            <draw:polygon draw:style-name="gr31" draw:text-style-name="P5" draw:layer="layout" svg:width="3.515cm" svg:height="4.829cm" svg:x="4.302cm" svg:y="8.493cm" svg:viewBox="0 0 3516 4830" draw:points="0,3990 0,1190 2061,0 3516,840 3516,3640 1455,4830">
              <text:p/>
            </draw:polygon>
            <draw:line draw:style-name="gr32" draw:text-style-name="P6" draw:layer="layout" svg:x1="5.514cm" svg:y1="12.623cm" svg:x2="4.544cm" svg:y2="12.063cm">
              <text:p/>
            </draw:line>
            <draw:line draw:style-name="gr33" draw:text-style-name="P6" draw:layer="layout" svg:x1="5.514cm" svg:y1="12.903cm" svg:x2="4.544cm" svg:y2="12.343cm">
              <text:p/>
            </draw:line>
            <draw:line draw:style-name="gr34" draw:text-style-name="P6" draw:layer="layout" svg:x1="5.514cm" svg:y1="12.763cm" svg:x2="4.544cm" svg:y2="12.203cm">
              <text:p/>
            </draw:line>
            <draw:polyline draw:style-name="gr35" draw:text-style-name="P6" draw:layer="layout" svg:width="1.211cm" svg:height="0.839cm" svg:x="4.423cm" svg:y="10.103cm" svg:viewBox="0 0 1212 840" draw:points="1212,840 0,140 0,0">
              <text:p/>
            </draw:polyline>
            <draw:polyline draw:style-name="gr36" draw:text-style-name="P6" draw:layer="layout" svg:width="1.19cm" svg:height="0.842cm" svg:x="4.444cm" svg:y="10.1cm" svg:viewBox="0 0 1191 843" draw:points="1191,843 1191,703 0,0">
              <text:p/>
            </draw:polyline>
            <draw:polygon draw:style-name="gr37" draw:text-style-name="P7" draw:layer="layout" svg:width="0.141cm" svg:height="0.246cm" svg:x="4.872cm" svg:y="11.5cm" svg:viewBox="0 0 142 247" draw:points="0,165 0,0 142,82 142,247">
              <text:p/>
            </draw:polygon>
            <draw:line draw:style-name="gr38" draw:text-style-name="P6" draw:layer="layout" svg:x1="5.514cm" svg:y1="12.483cm" svg:x2="4.544cm" svg:y2="11.923cm">
              <text:p/>
            </draw:line>
          </draw:g>
        </draw:g>
        <draw:frame draw:style-name="gr25" draw:text-style-name="P11" draw:layer="layout" svg:width="1.459cm" svg:height="1.417cm" svg:x="5.967cm" svg:y="10.707cm">
          <draw:image xlink:href="Pictures/10002AB900004AD0000048A77D79B3CF03F6C005.svg" xlink:type="simple" xlink:show="embed" xlink:actuate="onLoad">
            <text:p/>
          </draw:image>
          <draw:image xlink:href="Pictures/10000201000002CE000002B9ACD9021F87D710D1.png" xlink:type="simple" xlink:show="embed" xlink:actuate="onLoad"/>
        </draw:frame>
        <draw:frame draw:style-name="gr26" draw:text-style-name="P14" draw:layer="layout" svg:width="2.667cm" svg:height="0.962cm" svg:x="4.951cm" svg:y="13.448cm">
          <draw:text-box>
            <text:p text:style-name="P13"><text:span text:style-name="T1">node2</text:span></text:p>
          </draw:text-box>
        </draw:frame>
        <draw:connector draw:style-name="gr39" draw:text-style-name="P15" draw:layer="layout" svg:x1="15.248cm" svg:y1="8.545cm" svg:x2="12.175cm" svg:y2="4.582cm" draw:start-shape="id1" draw:start-glue-point="4" draw:end-shape="id2" draw:end-glue-point="7" svg:d="M15248 8545v-3963h-3073" svg:viewBox="0 0 3074 3964">
          <text:p/>
        </draw:connector>
        <draw:connector draw:style-name="gr39" draw:text-style-name="P15" draw:layer="layout" svg:x1="6.384cm" svg:y1="8.493cm" svg:x2="8.704cm" svg:y2="4.801cm" draw:start-shape="id3" draw:start-glue-point="4" draw:end-shape="id2" draw:end-glue-point="3" svg:d="M6384 8493v-3692h2320" svg:viewBox="0 0 2321 3693">
          <text:p/>
        </draw:connector>
        <draw:frame draw:style-name="gr40" draw:text-style-name="P16" draw:layer="layout" svg:width="3.961cm" svg:height="0.962cm" svg:x="8.366cm" svg:y="7.658cm">
          <draw:text-box>
            <text:p>master, etcd</text:p>
          </draw:text-box>
        </draw:frame>
        <draw:frame draw:style-name="gr41" draw:text-style-name="P12" draw:layer="layout" svg:width="2.403cm" svg:height="0.962cm" svg:x="1.762cm" svg:y="10.579cm">
          <draw:text-box>
            <text:p>worker</text:p>
          </draw:text-box>
        </draw:frame>
        <draw:frame draw:style-name="gr41" draw:text-style-name="P12" draw:layer="layout" svg:width="2.403cm" svg:height="0.962cm" svg:x="16.875cm" svg:y="10.579cm">
          <draw:text-box>
            <text:p>work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09:19:00.885650223</meta:creation-date>
    <dc:date>2018-06-06T11:39:36.134905513</dc:date>
    <meta:editing-duration>PT1M52S</meta:editing-duration>
    <meta:editing-cycles>2</meta:editing-cycles>
    <meta:generator>LibreOffice/5.4.7.2$Linux_X86_64 LibreOffice_project/40$Build-2</meta:generator>
    <meta:document-statistic meta:object-count="53"/>
  </office:meta>
</office:document-meta>
</file>